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0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1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2.919cm" svg:height="1.177cm" svg:x="8.981cm" svg:y="2.75cm">
          <text:p text:style-name="P1">usuario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3cm" svg:height="1.3cm" svg:x="14.4cm" svg:y="1.8cm">
          <text:p text:style-name="P1"><text:span text:style-name="T1">id_us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cm" svg:height="1cm" svg:x="14.6cm" svg:y="3.6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9cm" svg:height="1.1cm" svg:x="14.8cm" svg:y="5cm">
          <text:p text:style-name="P1">a_pate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4cm" svg:height="1.3cm" svg:x="14.9cm" svg:y="6.4cm">
          <text:p text:style-name="P1">a_mater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8cm" svg:height="1.2cm" svg:x="15.3cm" svg:y="8.1cm">
          <text:p text:style-name="P1">Pa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cm" svg:y1="3.338cm" svg:x2="14.4cm" svg:y2="2.45cm" draw:start-shape="id1" draw:start-glue-point="1" draw:end-shape="id2" draw:end-glue-point="6" svg:d="M11900 3338h1250v-888h1250" svg:viewBox="0 0 2501 889">
          <text:p/>
        </draw:connector>
        <draw:connector draw:style-name="gr2" draw:text-style-name="P1" draw:layer="layout" svg:x1="11.9cm" svg:y1="3.338cm" svg:x2="14.6cm" svg:y2="4.1cm" draw:start-shape="id1" draw:start-glue-point="1" draw:end-shape="id3" draw:end-glue-point="6" svg:d="M11900 3338h1350v762h1350" svg:viewBox="0 0 2701 763">
          <text:p/>
        </draw:connector>
        <draw:connector draw:style-name="gr2" draw:text-style-name="P1" draw:layer="layout" svg:x1="11.9cm" svg:y1="3.338cm" svg:x2="14.8cm" svg:y2="5.55cm" draw:start-shape="id1" draw:start-glue-point="1" draw:end-shape="id4" draw:end-glue-point="6" svg:d="M11900 3338h1450v2212h1450" svg:viewBox="0 0 2901 2213">
          <text:p/>
        </draw:connector>
        <draw:connector draw:style-name="gr2" draw:text-style-name="P1" draw:layer="layout" svg:x1="11.9cm" svg:y1="3.338cm" svg:x2="14.9cm" svg:y2="7.05cm" draw:start-shape="id1" draw:start-glue-point="1" draw:end-shape="id5" draw:end-glue-point="6" svg:d="M11900 3338h1500v3712h1500" svg:viewBox="0 0 3001 3713">
          <text:p/>
        </draw:connector>
        <draw:connector draw:style-name="gr2" draw:text-style-name="P1" draw:layer="layout" svg:x1="11.9cm" svg:y1="3.338cm" svg:x2="15.3cm" svg:y2="8.7cm" draw:start-shape="id1" draw:start-glue-point="1" draw:end-shape="id6" draw:end-glue-point="6" svg:d="M11900 3338h1700v5362h1700" svg:viewBox="0 0 3401 5363">
          <text:p/>
        </draw:connector>
        <draw:custom-shape draw:style-name="gr1" draw:text-style-name="P1" xml:id="id7" draw:id="id7" draw:layer="layout" svg:width="2.8cm" svg:height="2.6cm" svg:x="6.8cm" svg:y="7.6cm">
          <text:p text:style-name="P1">vis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44cm" svg:y1="3.927cm" svg:x2="8.2cm" svg:y2="7.6cm" draw:start-shape="id1" draw:start-glue-point="2" draw:end-shape="id7" draw:end-glue-point="4" svg:d="M10440 3927v1836h-2240v1837" svg:viewBox="0 0 2241 3674">
          <text:p/>
        </draw:connector>
        <draw:custom-shape draw:style-name="gr1" draw:text-style-name="P1" xml:id="id8" draw:id="id8" draw:layer="layout" svg:width="2.9cm" svg:height="1.4cm" svg:x="8.4cm" svg:y="14.062cm">
          <text:p text:style-name="P1">lugar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2cm" svg:y1="10.2cm" svg:x2="9.85cm" svg:y2="14.062cm" draw:start-shape="id7" draw:start-glue-point="6" draw:end-shape="id8" draw:end-glue-point="0" svg:d="M8200 10200v1932h1650v1930" svg:viewBox="0 0 1651 3863">
          <text:p/>
        </draw:connector>
        <draw:custom-shape draw:style-name="gr1" draw:text-style-name="P1" xml:id="id9" draw:id="id9" draw:layer="layout" svg:width="2.6cm" svg:height="2.3cm" svg:x="20cm" svg:y="14.6cm">
          <text:p text:style-name="P1">pose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1.3cm" svg:y1="14.762cm" svg:x2="20cm" svg:y2="15.75cm" draw:start-shape="id8" draw:start-glue-point="1" draw:end-shape="id9" draw:end-glue-point="5" svg:d="M11300 14762h4350v988h4350" svg:viewBox="0 0 8701 989">
          <text:p/>
        </draw:connector>
        <draw:custom-shape draw:style-name="gr1" draw:text-style-name="P2" xml:id="id15" draw:id="id15" draw:layer="layout" svg:width="2.7cm" svg:height="1cm" svg:x="1.4cm" svg:y="14.9cm">
          <text:p text:style-name="P1"><text:span text:style-name="T1">id_lug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7cm" svg:height="1cm" svg:x="1.4cm" svg:y="16.6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8" draw:id="id18" draw:layer="layout" svg:width="3.4cm" svg:height="1cm" svg:x="34cm" svg:y="3.5cm">
          <text:p text:style-name="P1"><text:span text:style-name="T2">cod_pos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.8cm" svg:height="1cm" svg:x="34cm" svg:y="4.9cm">
          <text:p text:style-name="P1">ciud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6cm" svg:height="1.4cm" svg:x="26.9cm" svg:y="7.8cm">
          <text:p text:style-name="P1">dirección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2.6cm" svg:y1="15.75cm" svg:x2="26.9cm" svg:y2="8.5cm" draw:start-shape="id9" draw:start-glue-point="7" draw:end-shape="id10" draw:end-glue-point="3" svg:d="M22600 15750h2151v-7250h2149" svg:viewBox="0 0 4301 7251">
          <text:p/>
        </draw:connector>
        <draw:custom-shape draw:style-name="gr1" draw:text-style-name="P3" xml:id="id11" draw:id="id11" draw:layer="layout" svg:width="3cm" svg:height="0.8cm" svg:x="33.8cm" svg:y="6.1cm">
          <text:p text:style-name="P1"><text:span text:style-name="T2">num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7cm" svg:height="1.1cm" svg:x="33.8cm" svg:y="7.1cm">
          <text:p text:style-name="P1">s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3.8cm" svg:y1="6.5cm" svg:x2="28.7cm" svg:y2="7.8cm" draw:start-shape="id11" draw:start-glue-point="6" draw:end-shape="id10" draw:end-glue-point="0" svg:d="M33800 6500h-5100v1300" svg:viewBox="0 0 5101 1301">
          <text:p/>
        </draw:connector>
        <draw:connector draw:style-name="gr2" draw:text-style-name="P1" draw:layer="layout" svg:x1="33.8cm" svg:y1="7.65cm" svg:x2="28.7cm" svg:y2="7.8cm" draw:start-shape="id12" draw:start-glue-point="6" draw:end-shape="id10" draw:end-glue-point="0" svg:d="M33800 7650h-1650v-351h-3450v501" svg:viewBox="0 0 5101 502">
          <text:p/>
        </draw:connector>
        <draw:custom-shape draw:style-name="gr1" draw:text-style-name="P2" xml:id="id14" draw:id="id14" draw:layer="layout" svg:width="3.7cm" svg:height="1cm" svg:x="34cm" svg:y="1.4cm">
          <text:p text:style-name="P1"><text:span text:style-name="T1">id_direc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7cm" svg:height="0.8cm" svg:x="34.3cm" svg:y="2.6cm">
          <text:p text:style-name="P1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8.7cm" svg:y1="7.8cm" svg:x2="34.3cm" svg:y2="3cm" draw:start-shape="id10" draw:start-glue-point="0" draw:end-shape="id13" draw:end-glue-point="6" svg:d="M28700 7800v-4800h5600" svg:viewBox="0 0 5601 4801">
          <text:p/>
        </draw:connector>
        <draw:connector draw:style-name="gr2" draw:text-style-name="P1" draw:layer="layout" svg:x1="28.7cm" svg:y1="7.8cm" svg:x2="34cm" svg:y2="1.9cm" draw:start-shape="id10" draw:start-glue-point="0" draw:end-shape="id14" draw:end-glue-point="6" svg:d="M28700 7800v-5900h5300" svg:viewBox="0 0 5301 5901">
          <text:p/>
        </draw:connector>
        <draw:connector draw:style-name="gr2" draw:text-style-name="P1" draw:layer="layout" svg:x1="2.75cm" svg:y1="14.9cm" svg:x2="8.4cm" svg:y2="14.762cm" draw:start-shape="id15" draw:start-glue-point="4" draw:end-shape="id8" draw:end-glue-point="3" svg:d="M2750 14900v-501h3501v363h2149" svg:viewBox="0 0 5651 502">
          <text:p/>
        </draw:connector>
        <draw:connector draw:style-name="gr2" draw:text-style-name="P1" draw:layer="layout" svg:x1="4.1cm" svg:y1="17.1cm" svg:x2="8.4cm" svg:y2="14.762cm" draw:start-shape="id16" draw:start-glue-point="10" draw:end-shape="id8" draw:end-glue-point="3" svg:d="M4100 17100h2151v-2338h2149" svg:viewBox="0 0 4301 2339">
          <text:p/>
        </draw:connector>
        <draw:connector draw:style-name="gr2" draw:text-style-name="P1" draw:layer="layout" svg:x1="34cm" svg:y1="5.4cm" svg:x2="28.7cm" svg:y2="7.8cm" draw:start-shape="id17" draw:start-glue-point="6" draw:end-shape="id10" draw:end-glue-point="0" svg:d="M34000 5400h-5300v2400" svg:viewBox="0 0 5301 2401">
          <text:p/>
        </draw:connector>
        <draw:connector draw:style-name="gr2" draw:text-style-name="P1" draw:layer="layout" svg:x1="34cm" svg:y1="4cm" svg:x2="28.7cm" svg:y2="7.8cm" draw:start-shape="id18" draw:start-glue-point="6" draw:end-shape="id10" draw:end-glue-point="0" svg:d="M34000 4000h-5300v3800" svg:viewBox="0 0 5301 3801">
          <text:p/>
        </draw:connector>
        <draw:connector draw:style-name="gr2" draw:text-style-name="P1" draw:layer="layout" svg:x1="35cm" svg:y1="24.3cm" svg:x2="32.7cm" svg:y2="20cm" draw:start-shape="id19" draw:start-glue-point="6" draw:end-shape="id20" draw:end-glue-point="1" svg:d="M35000 24300h-1150v-4300h-1150" svg:viewBox="0 0 2301 4301">
          <text:p/>
        </draw:connector>
        <draw:custom-shape draw:style-name="gr1" draw:text-style-name="P1" xml:id="id21" draw:id="id21" draw:layer="layout" svg:width="4.2cm" svg:height="2.6cm" svg:x="27.5cm" svg:y="11.8cm">
          <text:p text:style-name="P1">recor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0" draw:id="id20" draw:layer="layout" svg:width="5cm" svg:height="1.4cm" svg:x="27.7cm" svg:y="19.3cm">
          <text:p text:style-name="P1">locomocion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0.2cm" svg:y1="19.3cm" svg:x2="29.6cm" svg:y2="14.4cm" draw:start-shape="id20" draw:start-glue-point="0" draw:end-shape="id21" draw:end-glue-point="6" svg:d="M30200 19300v-2449h-600v-2451" svg:viewBox="0 0 601 4901">
          <text:p/>
        </draw:connector>
        <draw:connector draw:style-name="gr2" draw:text-style-name="P1" draw:layer="layout" svg:x1="29.6cm" svg:y1="11.8cm" svg:x2="28.7cm" svg:y2="9.2cm" draw:start-shape="id21" draw:start-glue-point="4" draw:end-shape="id10" draw:end-glue-point="2" svg:d="M29600 11800v-1300h-900v-1300" svg:viewBox="0 0 901 2601">
          <text:p/>
        </draw:connector>
        <draw:frame draw:style-name="gr3" draw:layer="layout" svg:width="1.7cm" svg:height="1.05cm" svg:x="8.881cm" svg:y="4.15cm">
          <draw:text-box>
            <text:p>1..n</text:p>
          </draw:text-box>
        </draw:frame>
        <draw:frame draw:style-name="gr4" draw:layer="layout" svg:width="1.7cm" svg:height="0.962cm" svg:x="7.8cm" svg:y="12.8cm">
          <draw:text-box>
            <text:p>1..n</text:p>
          </draw:text-box>
        </draw:frame>
        <draw:custom-shape draw:style-name="gr1" draw:text-style-name="P1" xml:id="id22" draw:id="id22" draw:layer="layout" svg:width="3.5cm" svg:height="1.1cm" svg:x="2.1cm" svg:y="18.4cm">
          <text:p text:style-name="P1">descrip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6cm" svg:y1="18.95cm" svg:x2="8.4cm" svg:y2="14.762cm" draw:start-shape="id22" draw:start-glue-point="10" draw:end-shape="id8" draw:end-glue-point="3" svg:d="M5600 18950h1401v-4188h1399" svg:viewBox="0 0 2801 4189">
          <text:p/>
        </draw:connector>
        <draw:custom-shape draw:style-name="gr1" draw:text-style-name="P1" draw:layer="layout" svg:width="2.6cm" svg:height="1.1cm" svg:x="35.6cm" svg:y="20.9cm">
          <text:p text:style-name="P1">lin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4.6cm" svg:height="1.2cm" svg:x="35cm" svg:y="23.7cm">
          <text:p text:style-name="P1">h_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6cm" svg:height="0.962cm" svg:x="11.5cm" svg:y="15.062cm">
          <draw:text-box>
            <text:p>1..n</text:p>
          </draw:text-box>
        </draw:frame>
        <draw:frame draw:style-name="gr3" draw:layer="layout" svg:width="1.7cm" svg:height="1.05cm" svg:x="25cm" svg:y="7.3cm">
          <draw:text-box>
            <text:p>1..n</text:p>
          </draw:text-box>
        </draw:frame>
        <draw:custom-shape draw:style-name="gr1" draw:text-style-name="P1" xml:id="id23" draw:id="id23" draw:layer="layout" svg:width="4.5cm" svg:height="1cm" svg:x="35.3cm" svg:y="22.4cm">
          <text:p text:style-name="P1">discapacitad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5.3cm" svg:y1="22.9cm" svg:x2="32.7cm" svg:y2="20cm" draw:start-shape="id23" draw:start-glue-point="6" draw:end-shape="id20" draw:end-glue-point="1" svg:d="M35300 22900h-1300v-2900h-1300" svg:viewBox="0 0 2601 2901">
          <text:p/>
        </draw:connector>
        <draw:custom-shape draw:style-name="gr1" draw:text-style-name="P1" xml:id="id24" draw:id="id24" draw:layer="layout" svg:width="4.5cm" svg:height="1.5cm" svg:x="11.3cm" svg:y="22.7cm">
          <text:p text:style-name="P1">caracteristicas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3.1cm" svg:height="1.1cm" svg:x="7.1cm" svg:y="23.4cm">
          <text:p text:style-name="P2"><text:span text:style-name="T1">id_car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2.8cm" svg:height="1cm" svg:x="9.7cm" svg:y="25.1cm">
          <text:p text:style-name="P1">Ti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55cm" svg:y1="24.2cm" svg:x2="12.5cm" svg:y2="25.6cm" draw:start-shape="id24" draw:start-glue-point="2" draw:end-shape="id25" draw:end-glue-point="10" svg:d="M13550 24200v1400h-1050" svg:viewBox="0 0 1051 1401">
          <text:p/>
        </draw:connector>
        <draw:connector draw:style-name="gr2" draw:text-style-name="P1" draw:layer="layout" svg:x1="11.3cm" svg:y1="23.45cm" svg:x2="10.2cm" svg:y2="23.95cm" draw:start-shape="id24" draw:start-glue-point="3" draw:end-shape="id26" draw:end-glue-point="10" svg:d="M11300 23450h-549v500h-551" svg:viewBox="0 0 1101 501">
          <text:p/>
        </draw:connector>
        <draw:custom-shape draw:style-name="gr1" draw:text-style-name="P1" xml:id="id27" draw:id="id27" draw:layer="layout" svg:width="3.6cm" svg:height="2.5cm" svg:x="10.7cm" svg:y="17.7cm">
          <text:p text:style-name="P1">tiene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55cm" svg:y1="22.7cm" svg:x2="12.5cm" svg:y2="20.2cm" draw:start-shape="id24" draw:start-glue-point="0" draw:end-shape="id27" draw:end-glue-point="6" svg:d="M13550 22700v-1249h-1050v-1251" svg:viewBox="0 0 1051 2501">
          <text:p/>
        </draw:connector>
        <draw:connector draw:style-name="gr2" draw:text-style-name="P1" draw:layer="layout" svg:x1="9.85cm" svg:y1="15.462cm" svg:x2="12.5cm" svg:y2="17.7cm" draw:start-shape="id8" draw:start-glue-point="2" draw:end-shape="id27" draw:end-glue-point="4" svg:d="M9850 15462v1119h2650v1119" svg:viewBox="0 0 2651 2239">
          <text:p/>
        </draw:connector>
        <draw:frame draw:style-name="gr6" draw:layer="layout" svg:width="1.7cm" svg:height="1.25cm" svg:x="11.7cm" svg:y="21.4cm">
          <draw:text-box>
            <text:p>1..n</text:p>
          </draw:text-box>
        </draw:frame>
        <draw:custom-shape draw:style-name="gr1" draw:text-style-name="P1" xml:id="id28" draw:id="id28" draw:layer="layout" svg:width="3.7cm" svg:height="1.3cm" svg:x="1.9cm" svg:y="8.3cm">
          <text:p text:style-name="P1">valorac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5.6cm" svg:y1="8.95cm" svg:x2="6.8cm" svg:y2="8.9cm" draw:start-shape="id28" draw:start-glue-point="10" draw:end-shape="id7" draw:end-glue-point="5" svg:d="M5600 8950h601v-50h599" svg:viewBox="0 0 1201 51">
          <text:p/>
        </draw:connector>
        <draw:frame draw:style-name="gr6" draw:layer="layout" svg:width="2cm" svg:height="1.25cm" svg:x="26.7cm" svg:y="9.4cm">
          <draw:text-box>
            <text:p>1..n</text:p>
          </draw:text-box>
        </draw:frame>
        <draw:frame draw:style-name="gr7" draw:layer="layout" svg:width="1.7cm" svg:height="1.55cm" svg:x="30.6cm" svg:y="18.1cm">
          <draw:text-box>
            <text:p>1..n</text:p>
          </draw:text-box>
        </draw:frame>
        <draw:custom-shape draw:style-name="gr1" draw:text-style-name="P2" xml:id="id29" draw:id="id29" draw:layer="layout" svg:width="4.9cm" svg:height="1.4cm" svg:x="35.6cm" svg:y="17.3cm">
          <text:p text:style-name="P1"><text:span text:style-name="T1">pat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2.7cm" svg:y1="20cm" svg:x2="35.6cm" svg:y2="18cm" draw:start-shape="id20" draw:start-glue-point="1" draw:end-shape="id29" draw:end-glue-point="6" svg:d="M32700 20000h1450v-2000h1450" svg:viewBox="0 0 2901 2001">
          <text:p/>
        </draw:connector>
        <draw:custom-shape draw:style-name="gr1" draw:text-style-name="P1" xml:id="id30" draw:id="id30" draw:layer="layout" svg:width="2.8cm" svg:height="1.1cm" svg:x="35.7cm" svg:y="19.5cm">
          <text:p text:style-name="P1">ti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2.7cm" svg:y1="20cm" svg:x2="35.7cm" svg:y2="20.05cm" draw:start-shape="id20" draw:start-glue-point="1" draw:end-shape="id30" draw:end-glue-point="6" svg:d="M32700 20000h1500v50h1500" svg:viewBox="0 0 3001 51">
          <text:p/>
        </draw:connector>
        <draw:frame draw:style-name="gr5" draw:layer="layout" svg:width="1.6cm" svg:height="0.962cm" svg:x="8cm" svg:y="15.7cm">
          <draw:text-box>
            <text:p>1..n</text:p>
          </draw:text-box>
        </draw:frame>
        <draw:custom-shape draw:style-name="gr1" draw:text-style-name="P3" xml:id="id31" draw:id="id31" draw:layer="layout" svg:width="3.2cm" svg:height="1.3cm" svg:x="15.4cm" svg:y="9.277cm">
          <text:p text:style-name="P3"><text:span text:style-name="T2">corre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cm" svg:y1="3.338cm" svg:x2="15.4cm" svg:y2="9.927cm" draw:start-shape="id1" draw:start-glue-point="1" draw:end-shape="id31" draw:end-glue-point="6" svg:d="M11900 3338h1750v6589h1750" svg:viewBox="0 0 3501 6590">
          <text:p/>
        </draw:connector>
        <draw:custom-shape draw:style-name="gr1" draw:text-style-name="P1" xml:id="id32" draw:id="id32" draw:layer="layout" svg:width="3.4cm" svg:height="1.2cm" svg:x="15.2cm" svg:y="10.877cm">
          <text:p text:style-name="P1">apo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9cm" svg:y1="3.338cm" svg:x2="15.2cm" svg:y2="11.477cm" draw:start-shape="id1" draw:start-glue-point="1" draw:end-shape="id32" draw:end-glue-point="6" svg:d="M11900 3338h1650v8139h1650" svg:viewBox="0 0 3301 8140">
          <text:p/>
        </draw:connector>
        <draw:custom-shape draw:style-name="gr1" draw:text-style-name="P1" xml:id="id33" draw:id="id33" draw:layer="layout" svg:width="4.8cm" svg:height="1.1cm" svg:x="34.7cm" svg:y="25.4cm">
          <text:p text:style-name="P1">h_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2.7cm" svg:y1="20cm" svg:x2="34.7cm" svg:y2="25.95cm" draw:start-shape="id20" draw:start-glue-point="1" draw:end-shape="id33" draw:end-glue-point="6" svg:d="M32700 20000h1000v5950h1000" svg:viewBox="0 0 2001 5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4:27:58.359660700</meta:creation-date>
    <dc:date>2016-12-16T18:13:54.733336630</dc:date>
    <meta:editing-duration>PT29M35S</meta:editing-duration>
    <meta:editing-cycles>12</meta:editing-cycles>
    <meta:generator>LibreOffice/4.2.8.2$Linux_X86_64 LibreOffice_project/420m0$Build-2</meta:generator>
    <dc:creator>Diego Ignacio Rojas Asenjo</dc:creator>
    <meta:document-statistic meta:object-count="74"/>
  </office:meta>
</office:document-meta>
</file>